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.0" office:value-type="float"/>
          <table:table-cell office:value="1.7323981805309978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.0" office:value-type="float"/>
          <table:table-cell office:value="1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.0" office:value-type="float"/>
          <table:table-cell office:value="1.722737485924454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.0" office:value-type="float"/>
          <table:table-cell office:value="1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.0" office:value-type="float"/>
          <table:table-cell office:value="1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.0" office:value-type="float"/>
          <table:table-cell office:value="1.691359752217812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.0" office:value-type="float"/>
          <table:table-cell office:value="1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.0" office:value-type="float"/>
          <table:table-cell office:value="1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.0" office:value-type="float"/>
          <table:table-cell office:value="1.693812052905684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.0" office:value-type="float"/>
          <table:table-cell office:value="1.7070209580161284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.0" office:value-type="float"/>
          <table:table-cell office:value="1.6945488172520138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.0" office:value-type="float"/>
          <table:table-cell office:value="1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.0" office:value-type="float"/>
          <table:table-cell office:value="1.649803027762678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.0" office:value-type="float"/>
          <table:table-cell office:value="1.7371733004278866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.0" office:value-type="float"/>
          <table:table-cell office:value="1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.0" office:value-type="float"/>
          <table:table-cell office:value="1.7317090258240522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.0" office:value-type="float"/>
          <table:table-cell office:value="1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.0" office:value-type="float"/>
          <table:table-cell office:value="1.6959025748867653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.0" office:value-type="float"/>
          <table:table-cell office:value="1.7166989449088257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.0" office:value-type="float"/>
          <table:table-cell office:value="1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.0" office:value-type="float"/>
          <table:table-cell office:value="1.696644242264001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.0" office:value-type="float"/>
          <table:table-cell office:value="1.6935623543091263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.0" office:value-type="float"/>
          <table:table-cell office:value="1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.0" office:value-type="float"/>
          <table:table-cell office:value="1.718668229929973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.0" office:value-type="float"/>
          <table:table-cell office:value="1.713149077479815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.0" office:value-type="float"/>
          <table:table-cell office:value="1.6940907855951175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.0" office:value-type="float"/>
          <table:table-cell office:value="1.6787550245920493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.0" office:value-type="float"/>
          <table:table-cell office:value="1.714009775300348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.0" office:value-type="float"/>
          <table:table-cell office:value="1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.0" office:value-type="float"/>
          <table:table-cell office:value="1.7096709596033874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.0" office:value-type="float"/>
          <table:table-cell office:value="1.7344956738735664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.0" office:value-type="float"/>
          <table:table-cell office:value="1.7051735233038432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.0" office:value-type="float"/>
          <table:table-cell office:value="1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05159083755931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.0" office:value-type="float"/>
          <table:table-cell office:value="1.665139067948861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.0" office:value-type="float"/>
          <table:table-cell office:value="1.6998203781547725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.0" office:value-type="float"/>
          <table:table-cell office:value="1.6934898077537357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.0" office:value-type="float"/>
          <table:table-cell office:value="1.7489865764939776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.0" office:value-type="float"/>
          <table:table-cell office:value="1.719929760621986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.0" office:value-type="float"/>
          <table:table-cell office:value="1.6805802242367907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.0" office:value-type="float"/>
          <table:table-cell office:value="1.7125811797749033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.0" office:value-type="float"/>
          <table:table-cell office:value="1.6773986159058618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.0" office:value-type="float"/>
          <table:table-cell office:value="1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.0" office:value-type="float"/>
          <table:table-cell office:value="1.7370683333184673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.0" office:value-type="float"/>
          <table:table-cell office:value="1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.0" office:value-type="float"/>
          <table:table-cell office:value="1.6954951230619735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.0" office:value-type="float"/>
          <table:table-cell office:value="1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.0" office:value-type="float"/>
          <table:table-cell office:value="1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0.0" office:value-type="float"/>
          <table:table-cell office:value="1.6802652404100866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.0" office:value-type="float"/>
          <table:table-cell office:value="1.7002116838421395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.0" office:value-type="float"/>
          <table:table-cell office:value="1.6913809855782223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.0" office:value-type="float"/>
          <table:table-cell office:value="1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.0" office:value-type="float"/>
          <table:table-cell office:value="1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.0" office:value-type="float"/>
          <table:table-cell office:value="1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.0" office:value-type="float"/>
          <table:table-cell office:value="1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.0" office:value-type="float"/>
          <table:table-cell office:value="1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.0" office:value-type="float"/>
          <table:table-cell office:value="1.7427136186930205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.0" office:value-type="float"/>
          <table:table-cell office:value="1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.0" office:value-type="float"/>
          <table:table-cell office:value="1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.0" office:value-type="float"/>
          <table:table-cell office:value="1.742555955869966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.0" office:value-type="float"/>
          <table:table-cell office:value="1.7104531372114693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.0" office:value-type="float"/>
          <table:table-cell office:value="1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.0" office:value-type="float"/>
          <table:table-cell office:value="1.710068893390641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.0" office:value-type="float"/>
          <table:table-cell office:value="1.6591349673038875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.0" office:value-type="float"/>
          <table:table-cell office:value="1.68232054574673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.0" office:value-type="float"/>
          <table:table-cell office:value="1.67691161480168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.0" office:value-type="float"/>
          <table:table-cell office:value="1.6748510214407029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.0" office:value-type="float"/>
          <table:table-cell office:value="1.67678304097942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.0" office:value-type="float"/>
          <table:table-cell office:value="1.67842359326971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.0" office:value-type="float"/>
          <table:table-cell office:value="1.6977629899220885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.0" office:value-type="float"/>
          <table:table-cell office:value="1.6800324506741495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.0" office:value-type="float"/>
          <table:table-cell office:value="1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.0" office:value-type="float"/>
          <table:table-cell office:value="1.6917886618896656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.0" office:value-type="float"/>
          <table:table-cell office:value="1.68474063486743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.0" office:value-type="float"/>
          <table:table-cell office:value="1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0.0" office:value-type="float"/>
          <table:table-cell office:value="1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.0" office:value-type="float"/>
          <table:table-cell office:value="1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.0" office:value-type="float"/>
          <table:table-cell office:value="1.687436286358901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.0" office:value-type="float"/>
          <table:table-cell office:value="1.7073611170356655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.0" office:value-type="float"/>
          <table:table-cell office:value="1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.0" office:value-type="float"/>
          <table:table-cell office:value="1.7259921845957065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.0" office:value-type="float"/>
          <table:table-cell office:value="1.6980690353778736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.0" office:value-type="float"/>
          <table:table-cell office:value="1.7148241996046567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.0" office:value-type="float"/>
          <table:table-cell office:value="1.7177480553366793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.0" office:value-type="float"/>
          <table:table-cell office:value="1.706848067918475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.0" office:value-type="float"/>
          <table:table-cell office:value="1.7035892715083347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.0" office:value-type="float"/>
          <table:table-cell office:value="1.704737120762915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.0" office:value-type="float"/>
          <table:table-cell office:value="1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.0" office:value-type="float"/>
          <table:table-cell office:value="1.734520418894116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.0" office:value-type="float"/>
          <table:table-cell office:value="1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.0" office:value-type="float"/>
          <table:table-cell office:value="1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0.0" office:value-type="float"/>
          <table:table-cell office:value="1.6265661726699352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.0" office:value-type="float"/>
          <table:table-cell office:value="1.6901045546558673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.0" office:value-type="float"/>
          <table:table-cell office:value="1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.0" office:value-type="float"/>
          <table:table-cell office:value="1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.0" office:value-type="float"/>
          <table:table-cell office:value="1.697629057076477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.0" office:value-type="float"/>
          <table:table-cell office:value="1.6790779671118237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.0" office:value-type="float"/>
          <table:table-cell office:value="1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.0" office:value-type="float"/>
          <table:table-cell office:value="1.700525193675058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.0" office:value-type="float"/>
          <table:table-cell office:value="1.7393883283748903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.0" office:value-type="float"/>
          <table:table-cell office:value="1.7106870565522019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.0" office:value-type="float"/>
          <table:table-cell office:value="1.686211941845144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.0" office:value-type="float"/>
          <table:table-cell office:value="1.684777701305709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.0" office:value-type="float"/>
          <table:table-cell office:value="1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.0" office:value-type="float"/>
          <table:table-cell office:value="1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.0" office:value-type="float"/>
          <table:table-cell office:value="1.704465096981555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.0" office:value-type="float"/>
          <table:table-cell office:value="1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0.0" office:value-type="float"/>
          <table:table-cell office:value="1.6873451153605383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.0" office:value-type="float"/>
          <table:table-cell office:value="1.7079167328614444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.0" office:value-type="float"/>
          <table:table-cell office:value="1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30308952157753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0620379032363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.0" office:value-type="float"/>
          <table:table-cell office:value="1.7356079621140437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.0" office:value-type="float"/>
          <table:table-cell office:value="1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.0" office:value-type="float"/>
          <table:table-cell office:value="1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.0" office:value-type="float"/>
          <table:table-cell office:value="1.7053357742571023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.0" office:value-type="float"/>
          <table:table-cell office:value="1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.0" office:value-type="float"/>
          <table:table-cell office:value="1.679748973919885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.0" office:value-type="float"/>
          <table:table-cell office:value="1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.0" office:value-type="float"/>
          <table:table-cell office:value="1.7074845261744407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.0" office:value-type="float"/>
          <table:table-cell office:value="1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.0" office:value-type="float"/>
          <table:table-cell office:value="1.6984962251789992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.0" office:value-type="float"/>
          <table:table-cell office:value="1.6906497229045252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.0" office:value-type="float"/>
          <table:table-cell office:value="1.6959518324763554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.0" office:value-type="float"/>
          <table:table-cell office:value="1.692783651366558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.0" office:value-type="float"/>
          <table:table-cell office:value="1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.0" office:value-type="float"/>
          <table:table-cell office:value="1.7390793519008865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.0" office:value-type="float"/>
          <table:table-cell office:value="1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.0" office:value-type="float"/>
          <table:table-cell office:value="1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0.0" office:value-type="float"/>
          <table:table-cell office:value="1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.0" office:value-type="float"/>
          <table:table-cell office:value="1.7255639037838086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.0" office:value-type="float"/>
          <table:table-cell office:value="1.68981916759127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.0" office:value-type="float"/>
          <table:table-cell office:value="1.7179586704569518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.0" office:value-type="float"/>
          <table:table-cell office:value="1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.0" office:value-type="float"/>
          <table:table-cell office:value="1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.0" office:value-type="float"/>
          <table:table-cell office:value="1.6970024703379745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.0" office:value-type="float"/>
          <table:table-cell office:value="1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.0" office:value-type="float"/>
          <table:table-cell office:value="1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.0" office:value-type="float"/>
          <table:table-cell office:value="1.6856524819228011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.0" office:value-type="float"/>
          <table:table-cell office:value="1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.0" office:value-type="float"/>
          <table:table-cell office:value="1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.0" office:value-type="float"/>
          <table:table-cell office:value="1.7045524140835906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.0" office:value-type="float"/>
          <table:table-cell office:value="1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.0" office:value-type="float"/>
          <table:table-cell office:value="1.681108450558968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.0" office:value-type="float"/>
          <table:table-cell office:value="1.7085969620594323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.0" office:value-type="float"/>
          <table:table-cell office:value="1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0.0" office:value-type="float"/>
          <table:table-cell office:value="1.6457829639736181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.0" office:value-type="float"/>
          <table:table-cell office:value="1.6724349881535328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.0" office:value-type="float"/>
          <table:table-cell office:value="1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289555884377738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.0" office:value-type="float"/>
          <table:table-cell office:value="1.693326469514825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853854797526027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8241923911852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.0" office:value-type="float"/>
          <table:table-cell office:value="1.7261775541838829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.0" office:value-type="float"/>
          <table:table-cell office:value="1.661645338714636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.0" office:value-type="float"/>
          <table:table-cell office:value="1.6878567283191128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0.0" office:value-type="float"/>
          <table:table-cell office:value="1.6428371420804813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.0" office:value-type="float"/>
          <table:table-cell office:value="1.7057416429995629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.0" office:value-type="float"/>
          <table:table-cell office:value="1.6846234504603614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.0" office:value-type="float"/>
          <table:table-cell office:value="1.6937640388816668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.0" office:value-type="float"/>
          <table:table-cell office:value="1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.0" office:value-type="float"/>
          <table:table-cell office:value="1.7065700778473563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.0" office:value-type="float"/>
          <table:table-cell office:value="1.6820463883562178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.0" office:value-type="float"/>
          <table:table-cell office:value="1.6971635057775394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.0" office:value-type="float"/>
          <table:table-cell office:value="1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.0" office:value-type="float"/>
          <table:table-cell office:value="1.6943732397681528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0.0" office:value-type="float"/>
          <table:table-cell office:value="1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.0" office:value-type="float"/>
          <table:table-cell office:value="1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.0" office:value-type="float"/>
          <table:table-cell office:value="1.7023358804700077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.0" office:value-type="float"/>
          <table:table-cell office:value="1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.0" office:value-type="float"/>
          <table:table-cell office:value="1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.0" office:value-type="float"/>
          <table:table-cell office:value="1.7101325923138018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.0" office:value-type="float"/>
          <table:table-cell office:value="1.690695622742035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.0" office:value-type="float"/>
          <table:table-cell office:value="1.7351660630141719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4108248645542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.0" office:value-type="float"/>
          <table:table-cell office:value="1.7032288066989374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.0" office:value-type="float"/>
          <table:table-cell office:value="1.7028295747687714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.0" office:value-type="float"/>
          <table:table-cell office:value="1.685819964072234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25896374966814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.0" office:value-type="float"/>
          <table:table-cell office:value="1.7007653260844922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.0" office:value-type="float"/>
          <table:table-cell office:value="1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.0" office:value-type="float"/>
          <table:table-cell office:value="1.7436775042624717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.0" office:value-type="float"/>
          <table:table-cell office:value="1.7037590973524224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0.0" office:value-type="float"/>
          <table:table-cell office:value="1.700190413431345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.0" office:value-type="float"/>
          <table:table-cell office:value="1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50345218657068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.0" office:value-type="float"/>
          <table:table-cell office:value="1.6984571820817076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.0" office:value-type="float"/>
          <table:table-cell office:value="1.7009263539786492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.0" office:value-type="float"/>
          <table:table-cell office:value="1.6843047091346581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.0" office:value-type="float"/>
          <table:table-cell office:value="1.6974832083704838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.0" office:value-type="float"/>
          <table:table-cell office:value="1.6939939939320463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037464501331572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.0" office:value-type="float"/>
          <table:table-cell office:value="1.715710006843575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.0" office:value-type="float"/>
          <table:table-cell office:value="1.6955950782616693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.0" office:value-type="float"/>
          <table:table-cell office:value="1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.0" office:value-type="float"/>
          <table:table-cell office:value="1.6729846814133214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.0" office:value-type="float"/>
          <table:table-cell office:value="1.6669375863605171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.0" office:value-type="float"/>
          <table:table-cell office:value="1.705706190175872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.0" office:value-type="float"/>
          <table:table-cell office:value="1.680429566356653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.0" office:value-type="float"/>
          <table:table-cell office:value="1.7227962930247953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.0" office:value-type="float"/>
          <table:table-cell office:value="1.6850957089419958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.0" office:value-type="float"/>
          <table:table-cell office:value="1.698980849562513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.0" office:value-type="float"/>
          <table:table-cell office:value="1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632929306577462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.0" office:value-type="float"/>
          <table:table-cell office:value="1.6978101468852793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.0" office:value-type="float"/>
          <table:table-cell office:value="1.71258674413798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.0" office:value-type="float"/>
          <table:table-cell office:value="1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.0" office:value-type="float"/>
          <table:table-cell office:value="1.73889937525306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.0" office:value-type="float"/>
          <table:table-cell office:value="1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.0" office:value-type="float"/>
          <table:table-cell office:value="1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.0" office:value-type="float"/>
          <table:table-cell office:value="1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.0" office:value-type="float"/>
          <table:table-cell office:value="1.691044310020811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3032000037728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.0" office:value-type="float"/>
          <table:table-cell office:value="1.672866229463975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.0" office:value-type="float"/>
          <table:table-cell office:value="1.6874036963625987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.0" office:value-type="float"/>
          <table:table-cell office:value="1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.0" office:value-type="float"/>
          <table:table-cell office:value="1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.0" office:value-type="float"/>
          <table:table-cell office:value="1.6890005232819965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.0" office:value-type="float"/>
          <table:table-cell office:value="1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.0" office:value-type="float"/>
          <table:table-cell office:value="1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.0" office:value-type="float"/>
          <table:table-cell office:value="1.6840927781248853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.0" office:value-type="float"/>
          <table:table-cell office:value="1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.0" office:value-type="float"/>
          <table:table-cell office:value="1.7380516036484581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.0" office:value-type="float"/>
          <table:table-cell office:value="1.7220924598963405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.0" office:value-type="float"/>
          <table:table-cell office:value="1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.0" office:value-type="float"/>
          <table:table-cell office:value="1.715074670505286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.0" office:value-type="float"/>
          <table:table-cell office:value="1.6784632990240698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.0" office:value-type="float"/>
          <table:table-cell office:value="1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.0" office:value-type="float"/>
          <table:table-cell office:value="1.6824749599944275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.0" office:value-type="float"/>
          <table:table-cell office:value="1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0.0" office:value-type="float"/>
          <table:table-cell office:value="1.6778025357163553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.0" office:value-type="float"/>
          <table:table-cell office:value="1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.0" office:value-type="float"/>
          <table:table-cell office:value="1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.0" office:value-type="float"/>
          <table:table-cell office:value="1.6691286196137345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.0" office:value-type="float"/>
          <table:table-cell office:value="1.724614203837422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.0" office:value-type="float"/>
          <table:table-cell office:value="1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.0" office:value-type="float"/>
          <table:table-cell office:value="1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.0" office:value-type="float"/>
          <table:table-cell office:value="1.7304372918107167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.0" office:value-type="float"/>
          <table:table-cell office:value="1.7284903795973743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.0" office:value-type="float"/>
          <table:table-cell office:value="1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.0" office:value-type="float"/>
          <table:table-cell office:value="1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93454323154944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.0" office:value-type="float"/>
          <table:table-cell office:value="1.6677759233451246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.0" office:value-type="float"/>
          <table:table-cell office:value="1.7330009578314296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.0" office:value-type="float"/>
          <table:table-cell office:value="1.676739907421607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.0" office:value-type="float"/>
          <table:table-cell office:value="1.696436765467377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.0" office:value-type="float"/>
          <table:table-cell office:value="1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.0" office:value-type="float"/>
          <table:table-cell office:value="1.6930795699752335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.0" office:value-type="float"/>
          <table:table-cell office:value="1.7333068066633843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.0" office:value-type="float"/>
          <table:table-cell office:value="1.7029079778504492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.0" office:value-type="float"/>
          <table:table-cell office:value="1.7034038382816465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0.0" office:value-type="float"/>
          <table:table-cell office:value="1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.0" office:value-type="float"/>
          <table:table-cell office:value="1.6839452880615065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.0" office:value-type="float"/>
          <table:table-cell office:value="1.7139108512027017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.0" office:value-type="float"/>
          <table:table-cell office:value="1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.0" office:value-type="float"/>
          <table:table-cell office:value="1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.0" office:value-type="float"/>
          <table:table-cell office:value="1.7384667795741169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.0" office:value-type="float"/>
          <table:table-cell office:value="1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.0" office:value-type="float"/>
          <table:table-cell office:value="1.699431571107176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.0" office:value-type="float"/>
          <table:table-cell office:value="1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.0" office:value-type="float"/>
          <table:table-cell office:value="1.6970365339997986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.0" office:value-type="float"/>
          <table:table-cell office:value="1.730711228862575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0.0" office:value-type="float"/>
          <table:table-cell office:value="1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262039810849994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.0" office:value-type="float"/>
          <table:table-cell office:value="1.6867964390080896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.0" office:value-type="float"/>
          <table:table-cell office:value="1.7266245271082832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.0" office:value-type="float"/>
          <table:table-cell office:value="1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.0" office:value-type="float"/>
          <table:table-cell office:value="1.6913990637298528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.0" office:value-type="float"/>
          <table:table-cell office:value="1.690416616486765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.0" office:value-type="float"/>
          <table:table-cell office:value="1.672935925301837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.0" office:value-type="float"/>
          <table:table-cell office:value="1.7100287661977513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.0" office:value-type="float"/>
          <table:table-cell office:value="1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.0" office:value-type="float"/>
          <table:table-cell office:value="1.7207602454665785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.0" office:value-type="float"/>
          <table:table-cell office:value="1.7329404364629635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.0" office:value-type="float"/>
          <table:table-cell office:value="1.6768865292486312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.0" office:value-type="float"/>
          <table:table-cell office:value="1.7317050689143512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00:41.966422</meta:creation-date>
    <dc:date>2019-04-15T17:00:42.070506</dc:date>
    <meta:generator>http://pypi.python.org/pypi/ezodf/0.1.0$Python3.6.7 (default, Oct 22 2018, 11:32:17) 
[GCC 8.2.0]</meta:generator>
    <meta:document-statistic/>
    <meta:editing-cycles>1</meta:editing-cycles>
  </office:meta>
</office:document-meta>
</file>